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cbf3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cbf3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LVI</text:span><text:span text:style-name="T5">I</text:span></text:p>
      <text:p text:style-name="P2"><text:span text:style-name="T6">Евгений открыл ноутбук. Безответное ожидание звонка. Звук ответа. Павел с довольным видом сидел перед камерой. Даша сидела рядом, держа его за руку. </text:span></text:p>
      <text:p text:style-name="P2"><text:span text:style-name="T6">–О, Евгений, привет! – сказал он.</text:span></text:p>
      <text:p text:style-name="P2"><text:span text:style-name="T6">–Доброе утро, Павел Даниилович! У нас мало времени. Наш разговор могут услышать нежелательные лица. Мне необходимо знать о слабых местах проекта «Спрут». </text:span></text:p>
      <text:p text:style-name="P2"><text:span text:style-name="T6">–Евгений, а сейчас рассказывай, что случилось и зачем тебе это?! – спросил Павел, насупив брови и сделав серьезное лицо. </text:span></text:p>
      <text:p text:style-name="P2"><text:span text:style-name="T6">–На кону судьба мира. Это конфиденциальная информация, которой займусь я и агентство. Виктор, ваш брат похитил Джейн и замышляет восстание машин. </text:span></text:p>
      <text:p text:style-name="P2"><text:span text:style-name="T6">–Виктор? Причем тут спрут? </text:span></text:p>
      <text:p text:style-name="P2"><text:span text:style-name="T6">–Мария Юрьевна. Это имя о чем-то говорит вам?</text:span></text:p>
      <text:p text:style-name="P2"><text:span text:style-name="T6">–Она очень хороший хакер и блестящий программист с темной репутацией. Стой. Не хочешь ли ты сказать, что…</text:span></text:p>
      <text:p text:style-name="P2"><text:span text:style-name="T6">–Да, это именно они и взломали недавно ваш сервер, заполучив чертежи проекта. </text:span></text:p>
      <text:p text:style-name="P2"><text:span text:style-name="T6">–Тогда слушай очень внимательно и спускайся в лабораторию. Проект построен на кристаллах, которые неустойчивы к вихревым сверхвысокочастотным квантовым волнам. Стоит чипу попасть в радиус действия волны и кристаллы полопаются. Без них сеть не будет работать и соответственно Джейн придет в себя, останется лишь извлечь чипы из ее тела. Такую волну возможно создать с помощью моего квантово-индукторного деструктора. Он находится в </text:span><text:soft-page-break/><text:span text:style-name="T6">лаборатории, сектор 6, 3 ящик сверху. Код доступа 51132240630989DDSCyupRew. С биометрической защитой, думаю, справишься. </text:span></text:p>
      <text:p text:style-name="P2"><text:span text:style-name="T6">–Благодарю, Павел Даниилович. Я позже свяжусь с вами. </text:span></text:p>
      <text:p text:style-name="P2"><text:span text:style-name="T6">–Прощай, Евгений и удачи. <text:s/></text:span></text:p>
      <text:p text:style-name="P2"><text:span text:style-name="T6">Быстрым шагом Евгений спускался в лабораторию. Наверх он поднялся с титановым кейсом и несколькими чемоданами. Девушка с вопросительным взглядом сидела в кресле, наблюдая за ним. </text:span></text:p>
      <text:p text:style-name="P2"><text:span text:style-name="T6">–Нам пора собираться. Нужно спасать мир, – серьезно сказал Евгений. </text:span></text:p>
      <text:p text:style-name="P2"><text:span text:style-name="T6">–Я сделаю все, как вы скажете. </text:span></text:p>
      <text:p text:style-name="P2"><text:span text:style-name="T6">Евгений достал свой ноутбук и устремил в него взгляд. Пальцы его забегали по клавишам, а вид выражал глубокую задумчивость. К воротам тем временем направлялись люди в камуфляжной одежде с корейской внешностью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50:49.260000000</meta:creation-date>
    <dc:date>2022-05-15T19:51:09.382000000</dc:date>
    <meta:editing-duration>PT20S</meta:editing-duration>
    <meta:editing-cycles>1</meta:editing-cycles>
    <meta:document-statistic meta:table-count="0" meta:image-count="0" meta:object-count="0" meta:page-count="2" meta:paragraph-count="17" meta:word-count="287" meta:character-count="1982" meta:non-whitespace-character-count="1696"/>
    <meta:generator>LibreOffice/7.2.2.2$Windows_X86_64 LibreOffice_project/02b2acce88a210515b4a5bb2e46cbfb63fe97d56</meta:generator>
  </office:meta>
</office:document-meta>
</file>